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4" style:family="paragraph" style:parent-style-name="Standard">
      <style:paragraph-properties fo:line-height="150%"/>
      <style:text-properties style:font-name="Ubuntu" fo:font-size="14pt" officeooo:rsid="0000bc2f" officeooo:paragraph-rsid="0000bc2f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0e78d" officeooo:paragraph-rsid="0000e78d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0e78d" officeooo:paragraph-rsid="000260c5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0e78d" officeooo:paragraph-rsid="0003a90e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0e78d" officeooo:paragraph-rsid="0005a0a3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260c5" officeooo:paragraph-rsid="000260c5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02d9c4" officeooo:paragraph-rsid="0002d9c4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02d9c4" officeooo:paragraph-rsid="0003a90e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03a90e" officeooo:paragraph-rsid="0003a90e" style:font-size-asian="14pt" style:font-size-complex="14pt"/>
    </style:style>
    <style:style style:name="P13" style:family="paragraph" style:parent-style-name="Standard">
      <style:paragraph-properties fo:line-height="100%"/>
      <style:text-properties style:font-name="Ubuntu" fo:font-size="14pt" officeooo:rsid="0003a90e" officeooo:paragraph-rsid="0003a90e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05a0a3" officeooo:paragraph-rsid="0005a0a3" style:font-size-asian="14pt" style:font-size-complex="14pt"/>
    </style:style>
    <style:style style:name="T1" style:family="text">
      <style:text-properties officeooo:rsid="000260c5"/>
    </style:style>
    <style:style style:name="T2" style:family="text">
      <style:text-properties officeooo:rsid="0002d9c4"/>
    </style:style>
    <style:style style:name="T3" style:family="text">
      <style:text-properties officeooo:rsid="0003a9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unções IIFE 02</text:h>
      <text:p text:style-name="P5">As IIFE tem diferentes formas de serem declaradas, cada forma corresponde a um tipo de função, as funções IIFE 01 foram declaradas usando o tipo anonima, agora o IIFE será declarado usando arrow function.</text:p>
      <text:p text:style-name="P5">A única coisa que irá mudar será a forma de declarar, o resto será igual.</text:p>
      <text:p text:style-name="P9">O significado literal de IIFE é: Immediately Invoked Function Expression.</text:p>
      <text:p text:style-name="P5">_____________________________________________________________________</text:p>
      <text:h text:style-name="P3" text:outline-level="2">Declarar uma Função IIFE</text:h>
      <text:p text:style-name="P5">Para declarar uma função IIFE será sempre necessario envolver tudo com parênteses, não importa o tipo de função que é usado, é obrigatorio o uso dos parentes, tanto pra envolver tudo, quanto pra fazer a auto-execução:</text:p>
      <text:p text:style-name="P5">(( <text:s/>) =&gt; { <text:s/>})( <text:s/>)</text:p>
      <text:p text:style-name="P5"/>
      <text:p text:style-name="P5">Dentro do primeiro parênteses vai os parametros e dentro das chaves o codigo:</text:p>
      <text:p text:style-name="P5">(( parametros ) =&gt; { codigo })( <text:s/>)</text:p>
      <text:p text:style-name="P5"/>
      <text:p text:style-name="P5">Caso não tenha parametro, o ultimo parênteses não terá nada, se tiver parametro o ultimo parênteses vai receber o valor correspondente:</text:p>
      <text:p text:style-name="P5">(( parametro ) =&gt; { codigo })( valor )</text:p>
      <text:p text:style-name="P5"/>
      <text:p text:style-name="P5">Ex:</text:p>
      <text:p text:style-name="P5">((n1, n2) =&gt; { console.log(n1 + n2)})(2, 2)</text:p>
      <text:p text:style-name="P5">Saida:</text:p>
      <text:p text:style-name="P5">4</text:p>
      <text:p text:style-name="P5"/>
      <text:p text:style-name="P9">Tambem é possível colocar o parênteses de chamda dentro do parênteses que engloba tudo:</text:p>
      <text:p text:style-name="P6"><text:soft-page-break/>(( parametros ) =&gt; { codigo } <text:span text:style-name="T1">( <text:s/>)</text:span>)</text:p>
      <text:p text:style-name="P5">_____________________________________________________________________</text:p>
      <text:h text:style-name="P3" text:outline-level="2">Função <text:span text:style-name="T2">IIFE </text:span><text:span text:style-name="T3">com</text:span><text:span text:style-name="T2"> </text:span>Closure</text:h>
      <text:p text:style-name="P10">Uma closure é uma função criada dentro de outra, <text:span text:style-name="T3">em que a função externa retorna a interna</text:span> <text:span text:style-name="T3">e a </text:span>interna usa um elemento que esta no scopo da função externa.</text:p>
      <text:p text:style-name="P10"/>
      <text:p text:style-name="P10">É possível fazer uma IIFE com uma closure, basta <text:span text:style-name="T3">fazer uma IIFE padrão:</text:span></text:p>
      <text:p text:style-name="P12">(function ( param ) { codigo })</text:p>
      <text:p text:style-name="P11"/>
      <text:p text:style-name="P12">Dentro do codigo declarar um elemento, nesse caso uma variavel:</text:p>
      <text:p text:style-name="P12">(function ( param ) { let variavel })</text:p>
      <text:p text:style-name="P4"/>
      <text:p text:style-name="P12">Ainda dentro do codigo retornar outra função que use de alguma forma o elemento criado na função pai:</text:p>
      <text:p text:style-name="P12">(function ( param ) { </text:p>
      <text:p text:style-name="P12"><text:tab/>let variavel </text:p>
      <text:p text:style-name="P12"><text:tab/>return function ( ) {</text:p>
      <text:p text:style-name="P12"><text:tab/><text:tab/>console.log(variavel)</text:p>
      <text:p text:style-name="P12"><text:tab/>}</text:p>
      <text:p text:style-name="P12">})</text:p>
      <text:p text:style-name="P13"/>
      <text:p text:style-name="P12">Por ultimo é necessario colocar dois abre e fecha parênteses para executar, é obrigatorio colocar esses dois parentes, se não um erro ocorrerá:<text:line-break/>(function ( param ) { </text:p>
      <text:p text:style-name="P12"><text:tab/>let variavel </text:p>
      <text:p text:style-name="P12"><text:tab/>return function ( ) {</text:p>
      <text:p text:style-name="P12"><text:tab/><text:tab/>console.log(variavel)</text:p>
      <text:p text:style-name="P12"><text:tab/>}</text:p>
      <text:p text:style-name="P12">})( )( )</text:p>
      <text:p text:style-name="P12"><text:soft-page-break/>Tambem é possível atribuir o IIFE para uma variavel e chama-lo como uma função padrão:</text:p>
      <text:p text:style-name="P12">let func = (function ( param ) { </text:p>
      <text:p text:style-name="P12"><text:tab/>let variavel </text:p>
      <text:p text:style-name="P12"><text:tab/>return function ( ) {</text:p>
      <text:p text:style-name="P12"><text:tab/><text:tab/>console.log(variavel)</text:p>
      <text:p text:style-name="P12"><text:tab/>}</text:p>
      <text:p text:style-name="P12">})</text:p>
      <text:p text:style-name="P12">func( )</text:p>
      <text:p text:style-name="P12"/>
      <text:p text:style-name="P14">Caso use a variavel é preciso declara-la usando o let ou const para que não aconteça nenhum erro ou bug.</text:p>
      <text:p text:style-name="P7">_____________________________________________________________________</text:p>
      <text:h text:style-name="P2" text:outline-level="2">Quando e Porque IIFEs</text:h>
      <text:p text:style-name="P14">Utilizar IIFE para não poluir o scopo global nem o objeto global window, e quando é preciso chamar somente uma vez a função.</text:p>
      <text:p text:style-name="P8">_____________________________________________________________________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21:00:11.655988126</meta:creation-date>
    <dc:date>2022-10-08T22:08:11.075279130</dc:date>
    <meta:editing-duration>PT22M56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3" meta:paragraph-count="51" meta:word-count="424" meta:character-count="2598" meta:non-whitespace-character-count="2199"/>
  </office:meta>
</office:document-meta>
</file>